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Romulan2</text:p>
          </table:table-cell>
          <table:table-cell table:number-columns-repeated="7"/>
          <table:table-cell office:value-type="string" calcext:value-type="string">
            <text:p>My</text:p>
          </table:table-cell>
          <table:table-cell table:number-columns-repeated="5"/>
        </table:table-row>
        <table:table-row table:style-name="ro1">
          <table:table-cell office:value-type="float" office:value="67108864" calcext:value-type="float">
            <text:p>67108864</text:p>
          </table:table-cell>
          <table:table-cell/>
          <table:table-cell office:value-type="float" office:value="19.87319" calcext:value-type="float">
            <text:p>19.87319</text:p>
          </table:table-cell>
          <table:table-cell table:number-columns-repeated="5"/>
          <table:table-cell office:value-type="float" office:value="67108864" calcext:value-type="float">
            <text:p>67108864</text:p>
          </table:table-cell>
          <table:table-cell/>
          <table:table-cell office:value-type="float" office:value="24.008416" calcext:value-type="float">
            <text:p>24.008416</text:p>
          </table:table-cell>
          <table:table-cell table:number-columns-repeated="3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/>
          <table:table-cell office:value-type="float" office:value="20.000723" calcext:value-type="float">
            <text:p>20.000723</text:p>
          </table:table-cell>
          <table:table-cell table:formula="of:=[.C2]/[.C3]" office:value-type="float" office:value="0.993623580507565" calcext:value-type="float">
            <text:p>0.9936235805</text:p>
          </table:table-cell>
          <table:table-cell/>
          <table:table-cell office:value-type="string" calcext:value-type="string">
            <text:p>64K</text:p>
          </table:table-cell>
          <table:table-cell table:number-columns-repeated="2"/>
          <table:table-cell office:value-type="float" office:value="33554432" calcext:value-type="float">
            <text:p>33554432</text:p>
          </table:table-cell>
          <table:table-cell/>
          <table:table-cell office:value-type="float" office:value="23.82749" calcext:value-type="float">
            <text:p>23.82749</text:p>
          </table:table-cell>
          <table:table-cell table:formula="of:=[.K2]/[.K3]" office:value-type="float" office:value="1.00759316235155" calcext:value-type="float">
            <text:p>1.0075931624</text:p>
          </table:table-cell>
          <table:table-cell/>
          <table:table-cell office:value-type="string" calcext:value-type="string">
            <text:p>Level 1: 32K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/>
          <table:table-cell office:value-type="float" office:value="19.979412" calcext:value-type="float">
            <text:p>19.979412</text:p>
          </table:table-cell>
          <table:table-cell table:formula="of:=[.C3]/[.C4]" office:value-type="float" office:value="1.00106664800746" calcext:value-type="float">
            <text:p>1.001066648</text:p>
          </table:table-cell>
          <table:table-cell/>
          <table:table-cell office:value-type="string" calcext:value-type="string">
            <text:p>512K</text:p>
          </table:table-cell>
          <table:table-cell table:number-columns-repeated="2"/>
          <table:table-cell office:value-type="float" office:value="16777216" calcext:value-type="float">
            <text:p>16777216</text:p>
          </table:table-cell>
          <table:table-cell/>
          <table:table-cell office:value-type="float" office:value="23.593907" calcext:value-type="float">
            <text:p>23.593907</text:p>
          </table:table-cell>
          <table:table-cell table:formula="of:=[.K3]/[.K4]" office:value-type="float" office:value="1.00990014074396" calcext:value-type="float">
            <text:p>1.0099001407</text:p>
          </table:table-cell>
          <table:table-cell/>
          <table:table-cell office:value-type="string" calcext:value-type="string">
            <text:p>Level 2: 256K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/>
          <table:table-cell office:value-type="float" office:value="18.8074" calcext:value-type="float">
            <text:p>18.8074</text:p>
          </table:table-cell>
          <table:table-cell table:formula="of:=[.C4]/[.C5]" office:value-type="float" office:value="1.06231653498091" calcext:value-type="float">
            <text:p>1.062316535</text:p>
          </table:table-cell>
          <table:table-cell/>
          <table:table-cell office:value-type="string" calcext:value-type="string">
            <text:p>5MB</text:p>
          </table:table-cell>
          <table:table-cell table:number-columns-repeated="2"/>
          <table:table-cell office:value-type="float" office:value="8388608" calcext:value-type="float">
            <text:p>8388608</text:p>
          </table:table-cell>
          <table:table-cell/>
          <table:table-cell office:value-type="float" office:value="22.704372" calcext:value-type="float">
            <text:p>22.704372</text:p>
          </table:table-cell>
          <table:table-cell table:formula="of:=[.K4]/[.K5]" office:value-type="float" office:value="1.0391790180323" calcext:value-type="float">
            <text:p>1.039179018</text:p>
          </table:table-cell>
          <table:table-cell/>
          <table:table-cell office:value-type="string" calcext:value-type="string">
            <text:p>Level 3: 3072K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/>
          <table:table-cell office:value-type="float" office:value="9.602632" calcext:value-type="float">
            <text:p>9.602632</text:p>
          </table:table-cell>
          <table:table-cell table:formula="of:=[.C5]/[.C6]" office:value-type="float" office:value="1.95856719282797" calcext:value-type="float">
            <text:p>1.9585671928</text:p>
          </table:table-cell>
          <table:table-cell table:number-columns-repeated="4"/>
          <table:table-cell office:value-type="float" office:value="4194304" calcext:value-type="float">
            <text:p>4194304</text:p>
          </table:table-cell>
          <table:table-cell/>
          <table:table-cell office:value-type="float" office:value="17.227076" calcext:value-type="float">
            <text:p>17.227076</text:p>
          </table:table-cell>
          <table:table-cell table:formula="of:=[.K5]/[.K6]" office:value-type="float" office:value="1.31794693423306" calcext:value-type="float">
            <text:p>1.3179469342</text:p>
          </table:table-cell>
          <table:table-cell table:number-columns-repeated="2"/>
        </table:table-row>
        <table:table-row table:style-name="ro1">
          <table:table-cell office:value-type="float" office:value="2097152" calcext:value-type="float">
            <text:p>2097152</text:p>
          </table:table-cell>
          <table:table-cell/>
          <table:table-cell office:value-type="float" office:value="9.500238" calcext:value-type="float">
            <text:p>9.500238</text:p>
          </table:table-cell>
          <table:table-cell table:formula="of:=[.C6]/[.C7]" office:value-type="float" office:value="1.01077804577106" calcext:value-type="float">
            <text:p>1.0107780458</text:p>
          </table:table-cell>
          <table:table-cell table:number-columns-repeated="4"/>
          <table:table-cell office:value-type="float" office:value="2097152" calcext:value-type="float">
            <text:p>2097152</text:p>
          </table:table-cell>
          <table:table-cell/>
          <table:table-cell office:value-type="float" office:value="11.909838" calcext:value-type="float">
            <text:p>11.909838</text:p>
          </table:table-cell>
          <table:table-cell table:formula="of:=[.K6]/[.K7]" office:value-type="float" office:value="1.44645762603992" calcext:value-type="float">
            <text:p>1.446457626</text:p>
          </table:table-cell>
          <table:table-cell table:number-columns-repeated="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/>
          <table:table-cell office:value-type="float" office:value="9.495026" calcext:value-type="float">
            <text:p>9.495026</text:p>
          </table:table-cell>
          <table:table-cell table:formula="of:=[.C7]/[.C8]" office:value-type="float" office:value="1.00054891898137" calcext:value-type="float">
            <text:p>1.000548919</text:p>
          </table:table-cell>
          <table:table-cell table:number-columns-repeated="4"/>
          <table:table-cell office:value-type="float" office:value="1048576" calcext:value-type="float">
            <text:p>1048576</text:p>
          </table:table-cell>
          <table:table-cell/>
          <table:table-cell office:value-type="float" office:value="10.61037" calcext:value-type="float">
            <text:p>10.61037</text:p>
          </table:table-cell>
          <table:table-cell table:formula="of:=[.K7]/[.K8]" office:value-type="float" office:value="1.12247150664868" calcext:value-type="float">
            <text:p>1.1224715066</text:p>
          </table:table-cell>
          <table:table-cell table:number-columns-repeated="2"/>
        </table:table-row>
        <table:table-row table:style-name="ro1">
          <table:table-cell office:value-type="float" office:value="524288" calcext:value-type="float">
            <text:p>524288</text:p>
          </table:table-cell>
          <table:table-cell/>
          <table:table-cell office:value-type="float" office:value="7.920035" calcext:value-type="float">
            <text:p>7.920035</text:p>
          </table:table-cell>
          <table:table-cell table:formula="of:=[.C8]/[.C9]" office:value-type="float" office:value="1.19886162119233" calcext:value-type="float">
            <text:p>1.1988616212</text:p>
          </table:table-cell>
          <table:table-cell table:number-columns-repeated="4"/>
          <table:table-cell office:value-type="float" office:value="524288" calcext:value-type="float">
            <text:p>524288</text:p>
          </table:table-cell>
          <table:table-cell/>
          <table:table-cell office:value-type="float" office:value="10.324183" calcext:value-type="float">
            <text:p>10.324183</text:p>
          </table:table-cell>
          <table:table-cell table:formula="of:=[.K8]/[.K9]" office:value-type="float" office:value="1.02772006269164" calcext:value-type="float">
            <text:p>1.0277200627</text:p>
          </table:table-cell>
          <table:table-cell table:number-columns-repeated="2"/>
        </table:table-row>
        <table:table-row table:style-name="ro1">
          <table:table-cell office:value-type="float" office:value="262144" calcext:value-type="float">
            <text:p>262144</text:p>
          </table:table-cell>
          <table:table-cell/>
          <table:table-cell office:value-type="float" office:value="6.960674" calcext:value-type="float">
            <text:p>6.960674</text:p>
          </table:table-cell>
          <table:table-cell table:formula="of:=[.C9]/[.C10]" office:value-type="float" office:value="1.13782587720672" calcext:value-type="float">
            <text:p>1.1378258772</text:p>
          </table:table-cell>
          <table:table-cell table:number-columns-repeated="4"/>
          <table:table-cell office:value-type="float" office:value="262144" calcext:value-type="float">
            <text:p>262144</text:p>
          </table:table-cell>
          <table:table-cell/>
          <table:table-cell office:value-type="float" office:value="8.264554" calcext:value-type="float">
            <text:p>8.264554</text:p>
          </table:table-cell>
          <table:table-cell table:formula="of:=[.K9]/[.K10]" office:value-type="float" office:value="1.24921235919083" calcext:value-type="float">
            <text:p>1.2492123592</text:p>
          </table:table-cell>
          <table:table-cell table:number-columns-repeated="2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6.68617" calcext:value-type="float">
            <text:p>6.68617</text:p>
          </table:table-cell>
          <table:table-cell table:formula="of:=[.C10]/[.C11]" office:value-type="float" office:value="1.04105549215769" calcext:value-type="float">
            <text:p>1.0410554922</text:p>
          </table:table-cell>
          <table:table-cell table:number-columns-repeated="4"/>
          <table:table-cell office:value-type="float" office:value="131072" calcext:value-type="float">
            <text:p>131072</text:p>
          </table:table-cell>
          <table:table-cell/>
          <table:table-cell office:value-type="float" office:value="7.750401" calcext:value-type="float">
            <text:p>7.750401</text:p>
          </table:table-cell>
          <table:table-cell table:formula="of:=[.K10]/[.K11]" office:value-type="float" office:value="1.06633889007807" calcext:value-type="float">
            <text:p>1.0663388901</text:p>
          </table:table-cell>
          <table:table-cell table:number-columns-repeated="2"/>
        </table:table-row>
        <table:table-row table:style-name="ro1">
          <table:table-cell office:value-type="float" office:value="65536" calcext:value-type="float">
            <text:p>65536</text:p>
          </table:table-cell>
          <table:table-cell/>
          <table:table-cell office:value-type="float" office:value="1.987533" calcext:value-type="float">
            <text:p>1.987533</text:p>
          </table:table-cell>
          <table:table-cell table:formula="of:=[.C11]/[.C12]" office:value-type="float" office:value="3.36405483581908" calcext:value-type="float">
            <text:p>3.3640548358</text:p>
          </table:table-cell>
          <table:table-cell table:number-columns-repeated="4"/>
          <table:table-cell office:value-type="float" office:value="65536" calcext:value-type="float">
            <text:p>65536</text:p>
          </table:table-cell>
          <table:table-cell/>
          <table:table-cell office:value-type="float" office:value="7.667528" calcext:value-type="float">
            <text:p>7.667528</text:p>
          </table:table-cell>
          <table:table-cell table:formula="of:=[.K11]/[.K12]" office:value-type="float" office:value="1.01080830744928" calcext:value-type="float">
            <text:p>1.0108083074</text:p>
          </table:table-cell>
          <table:table-cell table:number-columns-repeated="2"/>
        </table:table-row>
        <table:table-row table:style-name="ro1">
          <table:table-cell office:value-type="float" office:value="32768" calcext:value-type="float">
            <text:p>32768</text:p>
          </table:table-cell>
          <table:table-cell/>
          <table:table-cell office:value-type="float" office:value="1.96894" calcext:value-type="float">
            <text:p>1.96894</text:p>
          </table:table-cell>
          <table:table-cell table:formula="of:=[.C12]/[.C13]" office:value-type="float" office:value="1.00944315215294" calcext:value-type="float">
            <text:p>1.0094431522</text:p>
          </table:table-cell>
          <table:table-cell table:number-columns-repeated="4"/>
          <table:table-cell office:value-type="float" office:value="32768" calcext:value-type="float">
            <text:p>32768</text:p>
          </table:table-cell>
          <table:table-cell/>
          <table:table-cell office:value-type="float" office:value="3.926015" calcext:value-type="float">
            <text:p>3.926015</text:p>
          </table:table-cell>
          <table:table-cell table:formula="of:=[.K12]/[.K13]" office:value-type="float" office:value="1.95300527379544" calcext:value-type="float">
            <text:p>1.9530052738</text:p>
          </table:table-cell>
          <table:table-cell table:number-columns-repeated="2"/>
        </table:table-row>
        <table:table-row table:style-name="ro1">
          <table:table-cell office:value-type="float" office:value="16384" calcext:value-type="float">
            <text:p>16384</text:p>
          </table:table-cell>
          <table:table-cell/>
          <table:table-cell office:value-type="float" office:value="1.985076" calcext:value-type="float">
            <text:p>1.985076</text:p>
          </table:table-cell>
          <table:table-cell table:formula="of:=[.C13]/[.C14]" office:value-type="float" office:value="0.991871343968694" calcext:value-type="float">
            <text:p>0.991871344</text:p>
          </table:table-cell>
          <table:table-cell table:number-columns-repeated="4"/>
          <table:table-cell office:value-type="float" office:value="16384" calcext:value-type="float">
            <text:p>16384</text:p>
          </table:table-cell>
          <table:table-cell/>
          <table:table-cell office:value-type="float" office:value="3.970478" calcext:value-type="float">
            <text:p>3.970478</text:p>
          </table:table-cell>
          <table:table-cell table:formula="of:=[.K13]/[.K14]" office:value-type="float" office:value="0.988801600210353" calcext:value-type="float">
            <text:p>0.9888016002</text:p>
          </table:table-cell>
          <table:table-cell table:number-columns-repeated="2"/>
        </table:table-row>
        <table:table-row table:style-name="ro1">
          <table:table-cell office:value-type="float" office:value="8192" calcext:value-type="float">
            <text:p>8192</text:p>
          </table:table-cell>
          <table:table-cell/>
          <table:table-cell office:value-type="float" office:value="2.017408" calcext:value-type="float">
            <text:p>2.017408</text:p>
          </table:table-cell>
          <table:table-cell table:formula="of:=[.C14]/[.C15]" office:value-type="float" office:value="0.983973494702113" calcext:value-type="float">
            <text:p>0.9839734947</text:p>
          </table:table-cell>
          <table:table-cell table:number-columns-repeated="4"/>
          <table:table-cell office:value-type="float" office:value="8192" calcext:value-type="float">
            <text:p>8192</text:p>
          </table:table-cell>
          <table:table-cell/>
          <table:table-cell office:value-type="float" office:value="4.124944" calcext:value-type="float">
            <text:p>4.124944</text:p>
          </table:table-cell>
          <table:table-cell table:formula="of:=[.K14]/[.K15]" office:value-type="float" office:value="0.962553188600863" calcext:value-type="float">
            <text:p>0.9625531886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/>
          <table:table-cell office:value-type="float" office:value="2.076718" calcext:value-type="float">
            <text:p>2.076718</text:p>
          </table:table-cell>
          <table:table-cell table:formula="of:=[.C15]/[.C16]" office:value-type="float" office:value="0.971440513348466" calcext:value-type="float">
            <text:p>0.9714405133</text:p>
          </table:table-cell>
          <table:table-cell table:number-columns-repeated="4"/>
          <table:table-cell office:value-type="float" office:value="4096" calcext:value-type="float">
            <text:p>4096</text:p>
          </table:table-cell>
          <table:table-cell/>
          <table:table-cell office:value-type="float" office:value="4.390622" calcext:value-type="float">
            <text:p>4.390622</text:p>
          </table:table-cell>
          <table:table-cell table:formula="of:=[.K15]/[.K16]" office:value-type="float" office:value="0.939489666839915" calcext:value-type="float">
            <text:p>0.9394896668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Vulcan0</text:p>
          </table:table-cell>
          <table:table-cell table:number-columns-repeated="7"/>
          <table:table-cell office:value-type="string" calcext:value-type="string">
            <text:p>My</text:p>
          </table:table-cell>
          <table:table-cell table:number-columns-repeated="5"/>
        </table:table-row>
        <table:table-row table:style-name="ro1">
          <table:table-cell office:value-type="float" office:value="67108864" calcext:value-type="float">
            <text:p>67108864</text:p>
          </table:table-cell>
          <table:table-cell/>
          <table:table-cell office:value-type="float" office:value="18.202086" calcext:value-type="float">
            <text:p>18.202086</text:p>
          </table:table-cell>
          <table:table-cell table:number-columns-repeated="5"/>
          <table:table-cell office:value-type="float" office:value="67108864" calcext:value-type="float">
            <text:p>67108864</text:p>
          </table:table-cell>
          <table:table-cell/>
          <table:table-cell office:value-type="float" office:value="19.096452" calcext:value-type="float">
            <text:p>19.096452</text:p>
          </table:table-cell>
          <table:table-cell table:number-columns-repeated="3"/>
        </table:table-row>
        <table:table-row table:style-name="ro2">
          <table:table-cell office:value-type="float" office:value="33554432" calcext:value-type="float">
            <text:p>33554432</text:p>
          </table:table-cell>
          <table:table-cell/>
          <table:table-cell office:value-type="float" office:value="18.327815" calcext:value-type="float">
            <text:p>18.327815</text:p>
          </table:table-cell>
          <table:table-cell table:formula="of:=[.C19]/[.C20]" office:value-type="float" office:value="0.993139989682349" calcext:value-type="float">
            <text:p>0.9931399897</text:p>
          </table:table-cell>
          <table:table-cell/>
          <table:table-cell office:value-type="string" calcext:value-type="string">
            <text:p>Level 1: 32K</text:p>
          </table:table-cell>
          <table:table-cell table:number-columns-repeated="2"/>
          <table:table-cell office:value-type="float" office:value="33554432" calcext:value-type="float">
            <text:p>33554432</text:p>
          </table:table-cell>
          <table:table-cell/>
          <table:table-cell office:value-type="float" office:value="19.056871" calcext:value-type="float">
            <text:p>19.056871</text:p>
          </table:table-cell>
          <table:table-cell table:formula="of:=[.K19]/[.K20]" office:value-type="float" office:value="1.00207699364707" calcext:value-type="float">
            <text:p>1.0020769936</text:p>
          </table:table-cell>
          <table:table-cell table:number-columns-repeated="2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/>
          <table:table-cell office:value-type="float" office:value="18.387069" calcext:value-type="float">
            <text:p>18.387069</text:p>
          </table:table-cell>
          <table:table-cell table:formula="of:=[.C20]/[.C21]" office:value-type="float" office:value="0.996777409167279" calcext:value-type="float">
            <text:p>0.9967774092</text:p>
          </table:table-cell>
          <table:table-cell/>
          <table:table-cell office:value-type="string" calcext:value-type="string">
            <text:p>Level 2: 6144K</text:p>
          </table:table-cell>
          <table:table-cell table:number-columns-repeated="2"/>
          <table:table-cell office:value-type="float" office:value="16777216" calcext:value-type="float">
            <text:p>16777216</text:p>
          </table:table-cell>
          <table:table-cell/>
          <table:table-cell office:value-type="float" office:value="18.783789" calcext:value-type="float">
            <text:p>18.783789</text:p>
          </table:table-cell>
          <table:table-cell table:formula="of:=[.K20]/[.K21]" office:value-type="float" office:value="1.01453817438005" calcext:value-type="float">
            <text:p>1.0145381744</text:p>
          </table:table-cell>
          <table:table-cell table:number-columns-repeated="2"/>
        </table:table-row>
        <table:table-row table:style-name="ro1">
          <table:table-cell office:value-type="float" office:value="8388608" calcext:value-type="float">
            <text:p>8388608</text:p>
          </table:table-cell>
          <table:table-cell/>
          <table:table-cell office:value-type="float" office:value="15.7138" calcext:value-type="float">
            <text:p>15.7138</text:p>
          </table:table-cell>
          <table:table-cell table:formula="of:=[.C21]/[.C22]" office:value-type="float" office:value="1.17012237650982" calcext:value-type="float">
            <text:p>1.1701223765</text:p>
          </table:table-cell>
          <table:table-cell table:number-columns-repeated="4"/>
          <table:table-cell office:value-type="float" office:value="8388608" calcext:value-type="float">
            <text:p>8388608</text:p>
          </table:table-cell>
          <table:table-cell/>
          <table:table-cell office:value-type="float" office:value="18.049443" calcext:value-type="float">
            <text:p>18.049443</text:p>
          </table:table-cell>
          <table:table-cell table:formula="of:=[.K21]/[.K22]" office:value-type="float" office:value="1.04068524441447" calcext:value-type="float">
            <text:p>1.0406852444</text:p>
          </table:table-cell>
          <table:table-cell table:number-columns-repeated="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/>
          <table:table-cell office:value-type="float" office:value="2.833691" calcext:value-type="float">
            <text:p>2.833691</text:p>
          </table:table-cell>
          <table:table-cell table:formula="of:=[.C22]/[.C23]" office:value-type="float" office:value="5.54534704030891" calcext:value-type="float">
            <text:p>5.5453470403</text:p>
          </table:table-cell>
          <table:table-cell table:number-columns-repeated="4"/>
          <table:table-cell office:value-type="float" office:value="7340032" calcext:value-type="float">
            <text:p>7340032</text:p>
          </table:table-cell>
          <table:table-cell/>
          <table:table-cell office:value-type="float" office:value="17.384217" calcext:value-type="float">
            <text:p>17.384217</text:p>
          </table:table-cell>
          <table:table-cell table:formula="of:=[.K22]/[.K23]" office:value-type="float" office:value="1.03826608929237" calcext:value-type="float">
            <text:p>1.0382660893</text:p>
          </table:table-cell>
          <table:table-cell table:number-columns-repeated="2"/>
        </table:table-row>
        <table:table-row table:style-name="ro1">
          <table:table-cell office:value-type="float" office:value="2097152" calcext:value-type="float">
            <text:p>2097152</text:p>
          </table:table-cell>
          <table:table-cell/>
          <table:table-cell office:value-type="float" office:value="2.753786" calcext:value-type="float">
            <text:p>2.753786</text:p>
          </table:table-cell>
          <table:table-cell table:formula="of:=[.C23]/[.C24]" office:value-type="float" office:value="1.02901641594518" calcext:value-type="float">
            <text:p>1.0290164159</text:p>
          </table:table-cell>
          <table:table-cell table:number-columns-repeated="4"/>
          <table:table-cell office:value-type="float" office:value="6291456" calcext:value-type="float">
            <text:p>6291456</text:p>
          </table:table-cell>
          <table:table-cell/>
          <table:table-cell office:value-type="float" office:value="15.83376" calcext:value-type="float">
            <text:p>15.83376</text:p>
          </table:table-cell>
          <table:table-cell table:formula="of:=[.K23]/[.K24]" office:value-type="float" office:value="1.09792096128778" calcext:value-type="float">
            <text:p>1.0979209613</text:p>
          </table:table-cell>
          <table:table-cell table:number-columns-repeated="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/>
          <table:table-cell office:value-type="float" office:value="2.727985" calcext:value-type="float">
            <text:p>2.727985</text:p>
          </table:table-cell>
          <table:table-cell table:formula="of:=[.C24]/[.C25]" office:value-type="float" office:value="1.00945789657934" calcext:value-type="float">
            <text:p>1.0094578966</text:p>
          </table:table-cell>
          <table:table-cell table:number-columns-repeated="4"/>
          <table:table-cell office:value-type="float" office:value="5242880" calcext:value-type="float">
            <text:p>5242880</text:p>
          </table:table-cell>
          <table:table-cell/>
          <table:table-cell office:value-type="float" office:value="14.460339" calcext:value-type="float">
            <text:p>14.460339</text:p>
          </table:table-cell>
          <table:table-cell table:formula="of:=[.K24]/[.K25]" office:value-type="float" office:value="1.09497847872031" calcext:value-type="float">
            <text:p>1.0949784787</text:p>
          </table:table-cell>
          <table:table-cell table:number-columns-repeated="2"/>
        </table:table-row>
        <table:table-row table:style-name="ro1">
          <table:table-cell office:value-type="float" office:value="524288" calcext:value-type="float">
            <text:p>524288</text:p>
          </table:table-cell>
          <table:table-cell/>
          <table:table-cell office:value-type="float" office:value="2.725335" calcext:value-type="float">
            <text:p>2.725335</text:p>
          </table:table-cell>
          <table:table-cell table:formula="of:=[.C25]/[.C26]" office:value-type="float" office:value="1.00097235752669" calcext:value-type="float">
            <text:p>1.0009723575</text:p>
          </table:table-cell>
          <table:table-cell table:number-columns-repeated="4"/>
          <table:table-cell office:value-type="float" office:value="4194304" calcext:value-type="float">
            <text:p>4194304</text:p>
          </table:table-cell>
          <table:table-cell/>
          <table:table-cell office:value-type="float" office:value="13.3369" calcext:value-type="float">
            <text:p>13.3369</text:p>
          </table:table-cell>
          <table:table-cell table:formula="of:=[.K25]/[.K26]" office:value-type="float" office:value="1.08423539203263" calcext:value-type="float">
            <text:p>1.084235392</text:p>
          </table:table-cell>
          <table:table-cell table:number-columns-repeated="2"/>
        </table:table-row>
        <table:table-row table:style-name="ro1">
          <table:table-cell office:value-type="float" office:value="262144" calcext:value-type="float">
            <text:p>262144</text:p>
          </table:table-cell>
          <table:table-cell/>
          <table:table-cell office:value-type="float" office:value="2.730818" calcext:value-type="float">
            <text:p>2.730818</text:p>
          </table:table-cell>
          <table:table-cell table:formula="of:=[.C26]/[.C27]" office:value-type="float" office:value="0.997992176703098" calcext:value-type="float">
            <text:p>0.9979921767</text:p>
          </table:table-cell>
          <table:table-cell table:number-columns-repeated="4"/>
          <table:table-cell office:value-type="float" office:value="3145728" calcext:value-type="float">
            <text:p>3145728</text:p>
          </table:table-cell>
          <table:table-cell/>
          <table:table-cell office:value-type="float" office:value="10.993839" calcext:value-type="float">
            <text:p>10.993839</text:p>
          </table:table-cell>
          <table:table-cell table:formula="of:=[.K26]/[.K27]" office:value-type="float" office:value="1.21312491478182" calcext:value-type="float">
            <text:p>1.2131249148</text:p>
          </table:table-cell>
          <table:table-cell table:number-columns-repeated="2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2.732623" calcext:value-type="float">
            <text:p>2.732623</text:p>
          </table:table-cell>
          <table:table-cell table:formula="of:=[.C27]/[.C28]" office:value-type="float" office:value="0.999339462487141" calcext:value-type="float">
            <text:p>0.9993394625</text:p>
          </table:table-cell>
          <table:table-cell table:number-columns-repeated="4"/>
          <table:table-cell office:value-type="float" office:value="2097152" calcext:value-type="float">
            <text:p>2097152</text:p>
          </table:table-cell>
          <table:table-cell/>
          <table:table-cell office:value-type="float" office:value="9.394126" calcext:value-type="float">
            <text:p>9.394126</text:p>
          </table:table-cell>
          <table:table-cell table:formula="of:=[.K27]/[.K28]" office:value-type="float" office:value="1.1702886463307" calcext:value-type="float">
            <text:p>1.1702886463</text:p>
          </table:table-cell>
          <table:table-cell table:number-columns-repeated="2"/>
        </table:table-row>
        <table:table-row table:style-name="ro1">
          <table:table-cell office:value-type="float" office:value="65536" calcext:value-type="float">
            <text:p>65536</text:p>
          </table:table-cell>
          <table:table-cell/>
          <table:table-cell office:value-type="float" office:value="2.738304" calcext:value-type="float">
            <text:p>2.738304</text:p>
          </table:table-cell>
          <table:table-cell table:formula="of:=[.C28]/[.C29]" office:value-type="float" office:value="0.997925358177909" calcext:value-type="float">
            <text:p>0.9979253582</text:p>
          </table:table-cell>
          <table:table-cell table:number-columns-repeated="4"/>
          <table:table-cell office:value-type="float" office:value="1048576" calcext:value-type="float">
            <text:p>1048576</text:p>
          </table:table-cell>
          <table:table-cell/>
          <table:table-cell office:value-type="float" office:value="8.818847" calcext:value-type="float">
            <text:p>8.818847</text:p>
          </table:table-cell>
          <table:table-cell table:formula="of:=[.K28]/[.K29]" office:value-type="float" office:value="1.06523290402929" calcext:value-type="float">
            <text:p>1.065232904</text:p>
          </table:table-cell>
          <table:table-cell table:number-columns-repeated="2"/>
        </table:table-row>
        <table:table-row table:style-name="ro1">
          <table:table-cell office:value-type="float" office:value="32768" calcext:value-type="float">
            <text:p>32768</text:p>
          </table:table-cell>
          <table:table-cell/>
          <table:table-cell office:value-type="float" office:value="1.403097" calcext:value-type="float">
            <text:p>1.403097</text:p>
          </table:table-cell>
          <table:table-cell table:formula="of:=[.C29]/[.C30]" office:value-type="float" office:value="1.951614179205" calcext:value-type="float">
            <text:p>1.9516141792</text:p>
          </table:table-cell>
          <table:table-cell table:number-columns-repeated="4"/>
          <table:table-cell office:value-type="float" office:value="524288" calcext:value-type="float">
            <text:p>524288</text:p>
          </table:table-cell>
          <table:table-cell/>
          <table:table-cell office:value-type="float" office:value="8.581046" calcext:value-type="float">
            <text:p>8.581046</text:p>
          </table:table-cell>
          <table:table-cell table:formula="of:=[.K29]/[.K30]" office:value-type="float" office:value="1.02771235581303" calcext:value-type="float">
            <text:p>1.0277123558</text:p>
          </table:table-cell>
          <table:table-cell table:number-columns-repeated="2"/>
        </table:table-row>
        <table:table-row table:style-name="ro1">
          <table:table-cell office:value-type="float" office:value="16384" calcext:value-type="float">
            <text:p>16384</text:p>
          </table:table-cell>
          <table:table-cell/>
          <table:table-cell office:value-type="float" office:value="1.393139" calcext:value-type="float">
            <text:p>1.393139</text:p>
          </table:table-cell>
          <table:table-cell table:formula="of:=[.C30]/[.C31]" office:value-type="float" office:value="1.00714788689427" calcext:value-type="float">
            <text:p>1.0071478869</text:p>
          </table:table-cell>
          <table:table-cell table:number-columns-repeated="4"/>
          <table:table-cell office:value-type="float" office:value="262144" calcext:value-type="float">
            <text:p>262144</text:p>
          </table:table-cell>
          <table:table-cell/>
          <table:table-cell office:value-type="float" office:value="6.888191" calcext:value-type="float">
            <text:p>6.888191</text:p>
          </table:table-cell>
          <table:table-cell table:formula="of:=[.K30]/[.K31]" office:value-type="float" office:value="1.24576191339642" calcext:value-type="float">
            <text:p>1.2457619134</text:p>
          </table:table-cell>
          <table:table-cell table:number-columns-repeated="2"/>
        </table:table-row>
        <table:table-row table:style-name="ro1">
          <table:table-cell office:value-type="float" office:value="8192" calcext:value-type="float">
            <text:p>8192</text:p>
          </table:table-cell>
          <table:table-cell/>
          <table:table-cell office:value-type="float" office:value="1.412739" calcext:value-type="float">
            <text:p>1.412739</text:p>
          </table:table-cell>
          <table:table-cell table:formula="of:=[.C31]/[.C32]" office:value-type="float" office:value="0.986126241294393" calcext:value-type="float">
            <text:p>0.9861262413</text:p>
          </table:table-cell>
          <table:table-cell table:number-columns-repeated="4"/>
          <table:table-cell office:value-type="float" office:value="131072" calcext:value-type="float">
            <text:p>131072</text:p>
          </table:table-cell>
          <table:table-cell/>
          <table:table-cell office:value-type="float" office:value="6.420511" calcext:value-type="float">
            <text:p>6.420511</text:p>
          </table:table-cell>
          <table:table-cell table:formula="of:=[.K31]/[.K32]" office:value-type="float" office:value="1.07284155420028" calcext:value-type="float">
            <text:p>1.0728415542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/>
          <table:table-cell office:value-type="float" office:value="1.450432" calcext:value-type="float">
            <text:p>1.450432</text:p>
          </table:table-cell>
          <table:table-cell table:formula="of:=[.C32]/[.C33]" office:value-type="float" office:value="0.974012570048096" calcext:value-type="float">
            <text:p>0.97401257</text:p>
          </table:table-cell>
          <table:table-cell table:number-columns-repeated="4"/>
          <table:table-cell office:value-type="float" office:value="65536" calcext:value-type="float">
            <text:p>65536</text:p>
          </table:table-cell>
          <table:table-cell/>
          <table:table-cell office:value-type="float" office:value="6.352449" calcext:value-type="float">
            <text:p>6.352449</text:p>
          </table:table-cell>
          <table:table-cell table:formula="of:=[.K32]/[.K33]" office:value-type="float" office:value="1.01071429302305" calcext:value-type="float">
            <text:p>1.01071429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2768" calcext:value-type="float">
            <text:p>32768</text:p>
          </table:table-cell>
          <table:table-cell/>
          <table:table-cell office:value-type="float" office:value="3.269634" calcext:value-type="float">
            <text:p>3.269634</text:p>
          </table:table-cell>
          <table:table-cell table:formula="of:=[.K33]/[.K34]" office:value-type="float" office:value="1.94286241212319" calcext:value-type="float">
            <text:p>1.9428624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lcan0</text:p>
          </table:table-cell>
          <table:table-cell table:number-columns-repeated="7"/>
          <table:table-cell office:value-type="float" office:value="16384" calcext:value-type="float">
            <text:p>16384</text:p>
          </table:table-cell>
          <table:table-cell/>
          <table:table-cell office:value-type="float" office:value="3.301468" calcext:value-type="float">
            <text:p>3.301468</text:p>
          </table:table-cell>
          <table:table-cell table:formula="of:=[.K34]/[.K35]" office:value-type="float" office:value="0.990357622730252" calcext:value-type="float">
            <text:p>0.9903576227</text:p>
          </table:table-cell>
          <table:table-cell table:number-columns-repeated="2"/>
        </table:table-row>
        <table:table-row table:style-name="ro1">
          <table:table-cell office:value-type="float" office:value="67108864" calcext:value-type="float">
            <text:p>67108864</text:p>
          </table:table-cell>
          <table:table-cell/>
          <table:table-cell office:value-type="float" office:value="19.438689" calcext:value-type="float">
            <text:p>19.438689</text:p>
          </table:table-cell>
          <table:table-cell table:number-columns-repeated="5"/>
          <table:table-cell office:value-type="float" office:value="8192" calcext:value-type="float">
            <text:p>8192</text:p>
          </table:table-cell>
          <table:table-cell/>
          <table:table-cell office:value-type="float" office:value="3.44815" calcext:value-type="float">
            <text:p>3.44815</text:p>
          </table:table-cell>
          <table:table-cell table:formula="of:=[.K35]/[.K36]" office:value-type="float" office:value="0.957460667314357" calcext:value-type="float">
            <text:p>0.9574606673</text:p>
          </table:table-cell>
          <table:table-cell table:number-columns-repeated="2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/>
          <table:table-cell office:value-type="float" office:value="19.302384" calcext:value-type="float">
            <text:p>19.302384</text:p>
          </table:table-cell>
          <table:table-cell table:formula="of:=[.C36]/[.C37]" office:value-type="float" office:value="1.00706156296549" calcext:value-type="float">
            <text:p>1.007061563</text:p>
          </table:table-cell>
          <table:table-cell/>
          <table:table-cell office:value-type="string" calcext:value-type="string">
            <text:p>Level 1: 32K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/>
          <table:table-cell office:value-type="float" office:value="3.666043" calcext:value-type="float">
            <text:p>3.666043</text:p>
          </table:table-cell>
          <table:table-cell table:formula="of:=[.K36]/[.K37]" office:value-type="float" office:value="0.94056452692999" calcext:value-type="float">
            <text:p>0.9405645269</text:p>
          </table:table-cell>
          <table:table-cell table:number-columns-repeated="2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/>
          <table:table-cell office:value-type="float" office:value="18.884789" calcext:value-type="float">
            <text:p>18.884789</text:p>
          </table:table-cell>
          <table:table-cell table:formula="of:=[.C37]/[.C38]" office:value-type="float" office:value="1.02211277023005" calcext:value-type="float">
            <text:p>1.0221127702</text:p>
          </table:table-cell>
          <table:table-cell/>
          <table:table-cell office:value-type="string" calcext:value-type="string">
            <text:p>Level 2: 6144K</text:p>
          </table:table-cell>
          <table:table-cell table:number-columns-repeated="8"/>
        </table:table-row>
        <table:table-row table:style-name="ro1">
          <table:table-cell office:value-type="float" office:value="8388608" calcext:value-type="float">
            <text:p>8388608</text:p>
          </table:table-cell>
          <table:table-cell/>
          <table:table-cell office:value-type="float" office:value="16.317281" calcext:value-type="float">
            <text:p>16.317281</text:p>
          </table:table-cell>
          <table:table-cell table:formula="of:=[.C38]/[.C39]" office:value-type="float" office:value="1.15734900931105" calcext:value-type="float">
            <text:p>1.1573490093</text:p>
          </table:table-cell>
          <table:table-cell table:number-columns-repeated="4"/>
          <table:table-cell office:value-type="string" calcext:value-type="string">
            <text:p>Romulan2</text:p>
          </table:table-cell>
          <table:table-cell table:number-columns-repeated="5"/>
        </table:table-row>
        <table:table-row table:style-name="ro1">
          <table:table-cell office:value-type="float" office:value="7340032" calcext:value-type="float">
            <text:p>7340032</text:p>
          </table:table-cell>
          <table:table-cell/>
          <table:table-cell office:value-type="float" office:value="13.521516" calcext:value-type="float">
            <text:p>13.521516</text:p>
          </table:table-cell>
          <table:table-cell table:formula="of:=[.C39]/[.C40]" office:value-type="float" office:value="1.20676416756819" calcext:value-type="float">
            <text:p>1.2067641676</text:p>
          </table:table-cell>
          <table:table-cell table:number-columns-repeated="10"/>
        </table:table-row>
        <table:table-row table:style-name="ro1">
          <table:table-cell office:value-type="float" office:value="6291456" calcext:value-type="float">
            <text:p>6291456</text:p>
          </table:table-cell>
          <table:table-cell/>
          <table:table-cell office:value-type="float" office:value="8.434355" calcext:value-type="float">
            <text:p>8.434355</text:p>
          </table:table-cell>
          <table:table-cell table:formula="of:=[.C40]/[.C41]" office:value-type="float" office:value="1.60314760286945" calcext:value-type="float">
            <text:p>1.6031476029</text:p>
          </table:table-cell>
          <table:table-cell table:number-columns-repeated="4"/>
          <table:table-cell office:value-type="float" office:value="67108864" calcext:value-type="float">
            <text:p>67108864</text:p>
          </table:table-cell>
          <table:table-cell/>
          <table:table-cell office:value-type="float" office:value="18.328714" calcext:value-type="float">
            <text:p>18.328714</text:p>
          </table:table-cell>
          <table:table-cell table:number-columns-repeated="2"/>
          <table:table-cell office:value-type="string" calcext:value-type="string">
            <text:p>64K</text:p>
          </table:table-cell>
        </table:table-row>
        <table:table-row table:style-name="ro1">
          <table:table-cell office:value-type="float" office:value="5242880" calcext:value-type="float">
            <text:p>5242880</text:p>
          </table:table-cell>
          <table:table-cell/>
          <table:table-cell office:value-type="float" office:value="5.103103" calcext:value-type="float">
            <text:p>5.103103</text:p>
          </table:table-cell>
          <table:table-cell table:formula="of:=[.C41]/[.C42]" office:value-type="float" office:value="1.65278948906185" calcext:value-type="float">
            <text:p>1.6527894891</text:p>
          </table:table-cell>
          <table:table-cell table:number-columns-repeated="4"/>
          <table:table-cell office:value-type="float" office:value="33554432" calcext:value-type="float">
            <text:p>33554432</text:p>
          </table:table-cell>
          <table:table-cell/>
          <table:table-cell office:value-type="float" office:value="18.184109" calcext:value-type="float">
            <text:p>18.184109</text:p>
          </table:table-cell>
          <table:table-cell table:formula="of:=[.K41]/[.K42]" office:value-type="float" office:value="1.00795227305336" calcext:value-type="float">
            <text:p>1.0079522731</text:p>
          </table:table-cell>
          <table:table-cell/>
          <table:table-cell office:value-type="string" calcext:value-type="string">
            <text:p>512K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/>
          <table:table-cell office:value-type="float" office:value="3.044953" calcext:value-type="float">
            <text:p>3.044953</text:p>
          </table:table-cell>
          <table:table-cell table:formula="of:=[.C42]/[.C43]" office:value-type="float" office:value="1.67592176299601" calcext:value-type="float">
            <text:p>1.675921763</text:p>
          </table:table-cell>
          <table:table-cell table:number-columns-repeated="4"/>
          <table:table-cell office:value-type="float" office:value="16777216" calcext:value-type="float">
            <text:p>16777216</text:p>
          </table:table-cell>
          <table:table-cell/>
          <table:table-cell office:value-type="float" office:value="18.080739" calcext:value-type="float">
            <text:p>18.080739</text:p>
          </table:table-cell>
          <table:table-cell table:formula="of:=[.K42]/[.K43]" office:value-type="float" office:value="1.00571713357513" calcext:value-type="float">
            <text:p>1.0057171336</text:p>
          </table:table-cell>
          <table:table-cell/>
          <table:table-cell office:value-type="string" calcext:value-type="string">
            <text:p>5MB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/>
          <table:table-cell office:value-type="float" office:value="2.814512" calcext:value-type="float">
            <text:p>2.814512</text:p>
          </table:table-cell>
          <table:table-cell table:formula="of:=[.C43]/[.C44]" office:value-type="float" office:value="1.08187600550291" calcext:value-type="float">
            <text:p>1.0818760055</text:p>
          </table:table-cell>
          <table:table-cell table:number-columns-repeated="4"/>
          <table:table-cell office:value-type="float" office:value="8388608" calcext:value-type="float">
            <text:p>8388608</text:p>
          </table:table-cell>
          <table:table-cell/>
          <table:table-cell office:value-type="float" office:value="17.324801" calcext:value-type="float">
            <text:p>17.324801</text:p>
          </table:table-cell>
          <table:table-cell table:formula="of:=[.K43]/[.K44]" office:value-type="float" office:value="1.04363328617743" calcext:value-type="float">
            <text:p>1.0436332862</text:p>
          </table:table-cell>
          <table:table-cell table:number-columns-repeated="2"/>
        </table:table-row>
        <table:table-row table:style-name="ro1">
          <table:table-cell office:value-type="float" office:value="2097152" calcext:value-type="float">
            <text:p>2097152</text:p>
          </table:table-cell>
          <table:table-cell/>
          <table:table-cell office:value-type="float" office:value="2.846474" calcext:value-type="float">
            <text:p>2.846474</text:p>
          </table:table-cell>
          <table:table-cell table:formula="of:=[.C44]/[.C45]" office:value-type="float" office:value="0.988771371177112" calcext:value-type="float">
            <text:p>0.9887713712</text:p>
          </table:table-cell>
          <table:table-cell table:number-columns-repeated="4"/>
          <table:table-cell office:value-type="float" office:value="7340032" calcext:value-type="float">
            <text:p>7340032</text:p>
          </table:table-cell>
          <table:table-cell/>
          <table:table-cell office:value-type="float" office:value="15.064648" calcext:value-type="float">
            <text:p>15.064648</text:p>
          </table:table-cell>
          <table:table-cell table:formula="of:=[.K44]/[.K45]" office:value-type="float" office:value="1.15003025626619" calcext:value-type="float">
            <text:p>1.1500302563</text:p>
          </table:table-cell>
          <table:table-cell table:number-columns-repeated="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/>
          <table:table-cell office:value-type="float" office:value="2.836327" calcext:value-type="float">
            <text:p>2.836327</text:p>
          </table:table-cell>
          <table:table-cell table:formula="of:=[.C45]/[.C46]" office:value-type="float" office:value="1.00357751415828" calcext:value-type="float">
            <text:p>1.0035775142</text:p>
          </table:table-cell>
          <table:table-cell table:number-columns-repeated="4"/>
          <table:table-cell office:value-type="float" office:value="6291456" calcext:value-type="float">
            <text:p>6291456</text:p>
          </table:table-cell>
          <table:table-cell/>
          <table:table-cell office:value-type="float" office:value="12.51958" calcext:value-type="float">
            <text:p>12.51958</text:p>
          </table:table-cell>
          <table:table-cell table:formula="of:=[.K45]/[.K46]" office:value-type="float" office:value="1.20328701122562" calcext:value-type="float">
            <text:p>1.2032870112</text:p>
          </table:table-cell>
          <table:table-cell table:number-columns-repeated="2"/>
        </table:table-row>
        <table:table-row table:style-name="ro1">
          <table:table-cell office:value-type="float" office:value="524288" calcext:value-type="float">
            <text:p>524288</text:p>
          </table:table-cell>
          <table:table-cell/>
          <table:table-cell office:value-type="float" office:value="2.829475" calcext:value-type="float">
            <text:p>2.829475</text:p>
          </table:table-cell>
          <table:table-cell table:formula="of:=[.C46]/[.C47]" office:value-type="float" office:value="1.00242165065957" calcext:value-type="float">
            <text:p>1.0024216507</text:p>
          </table:table-cell>
          <table:table-cell table:number-columns-repeated="4"/>
          <table:table-cell office:value-type="float" office:value="5242880" calcext:value-type="float">
            <text:p>5242880</text:p>
          </table:table-cell>
          <table:table-cell/>
          <table:table-cell office:value-type="float" office:value="9.378323" calcext:value-type="float">
            <text:p>9.378323</text:p>
          </table:table-cell>
          <table:table-cell table:formula="of:=[.K46]/[.K47]" office:value-type="float" office:value="1.33494868965379" calcext:value-type="float">
            <text:p>1.3349486897</text:p>
          </table:table-cell>
          <table:table-cell table:number-columns-repeated="2"/>
        </table:table-row>
        <table:table-row table:style-name="ro1">
          <table:table-cell office:value-type="float" office:value="262144" calcext:value-type="float">
            <text:p>262144</text:p>
          </table:table-cell>
          <table:table-cell/>
          <table:table-cell office:value-type="float" office:value="2.828093" calcext:value-type="float">
            <text:p>2.828093</text:p>
          </table:table-cell>
          <table:table-cell table:formula="of:=[.C47]/[.C48]" office:value-type="float" office:value="1.00048866851267" calcext:value-type="float">
            <text:p>1.0004886685</text:p>
          </table:table-cell>
          <table:table-cell table:number-columns-repeated="4"/>
          <table:table-cell office:value-type="float" office:value="4194304" calcext:value-type="float">
            <text:p>4194304</text:p>
          </table:table-cell>
          <table:table-cell/>
          <table:table-cell office:value-type="float" office:value="8.879844" calcext:value-type="float">
            <text:p>8.879844</text:p>
          </table:table-cell>
          <table:table-cell table:formula="of:=[.K47]/[.K48]" office:value-type="float" office:value="1.05613600869565" calcext:value-type="float">
            <text:p>1.0561360087</text:p>
          </table:table-cell>
          <table:table-cell table:number-columns-repeated="2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2.832609" calcext:value-type="float">
            <text:p>2.832609</text:p>
          </table:table-cell>
          <table:table-cell table:formula="of:=[.C48]/[.C49]" office:value-type="float" office:value="0.998405710071528" calcext:value-type="float">
            <text:p>0.9984057101</text:p>
          </table:table-cell>
          <table:table-cell table:number-columns-repeated="4"/>
          <table:table-cell office:value-type="float" office:value="3145728" calcext:value-type="float">
            <text:p>3145728</text:p>
          </table:table-cell>
          <table:table-cell/>
          <table:table-cell office:value-type="float" office:value="8.653103" calcext:value-type="float">
            <text:p>8.653103</text:p>
          </table:table-cell>
          <table:table-cell table:formula="of:=[.K48]/[.K49]" office:value-type="float" office:value="1.02620343245654" calcext:value-type="float">
            <text:p>1.0262034325</text:p>
          </table:table-cell>
          <table:table-cell table:number-columns-repeated="2"/>
        </table:table-row>
        <table:table-row table:style-name="ro1">
          <table:table-cell office:value-type="float" office:value="65536" calcext:value-type="float">
            <text:p>65536</text:p>
          </table:table-cell>
          <table:table-cell/>
          <table:table-cell office:value-type="float" office:value="2.831332" calcext:value-type="float">
            <text:p>2.831332</text:p>
          </table:table-cell>
          <table:table-cell table:formula="of:=[.C49]/[.C50]" office:value-type="float" office:value="1.00045102446481" calcext:value-type="float">
            <text:p>1.0004510245</text:p>
          </table:table-cell>
          <table:table-cell table:number-columns-repeated="4"/>
          <table:table-cell office:value-type="float" office:value="2097152" calcext:value-type="float">
            <text:p>2097152</text:p>
          </table:table-cell>
          <table:table-cell/>
          <table:table-cell office:value-type="float" office:value="8.707338" calcext:value-type="float">
            <text:p>8.707338</text:p>
          </table:table-cell>
          <table:table-cell table:formula="of:=[.K49]/[.K50]" office:value-type="float" office:value="0.99377134550192" calcext:value-type="float">
            <text:p>0.9937713455</text:p>
          </table:table-cell>
          <table:table-cell table:number-columns-repeated="2"/>
        </table:table-row>
        <table:table-row table:style-name="ro1">
          <table:table-cell office:value-type="float" office:value="32768" calcext:value-type="float">
            <text:p>32768</text:p>
          </table:table-cell>
          <table:table-cell/>
          <table:table-cell office:value-type="float" office:value="1.451851" calcext:value-type="float">
            <text:p>1.451851</text:p>
          </table:table-cell>
          <table:table-cell table:formula="of:=[.C50]/[.C51]" office:value-type="float" office:value="1.95015328707973" calcext:value-type="float">
            <text:p>1.9501532871</text:p>
          </table:table-cell>
          <table:table-cell table:number-columns-repeated="4"/>
          <table:table-cell office:value-type="float" office:value="1048576" calcext:value-type="float">
            <text:p>1048576</text:p>
          </table:table-cell>
          <table:table-cell/>
          <table:table-cell office:value-type="float" office:value="8.699988" calcext:value-type="float">
            <text:p>8.699988</text:p>
          </table:table-cell>
          <table:table-cell table:formula="of:=[.K50]/[.K51]" office:value-type="float" office:value="1.00084482875149" calcext:value-type="float">
            <text:p>1.0008448288</text:p>
          </table:table-cell>
          <table:table-cell table:number-columns-repeated="2"/>
        </table:table-row>
        <table:table-row table:style-name="ro1">
          <table:table-cell office:value-type="float" office:value="16384" calcext:value-type="float">
            <text:p>16384</text:p>
          </table:table-cell>
          <table:table-cell/>
          <table:table-cell office:value-type="float" office:value="1.442662" calcext:value-type="float">
            <text:p>1.442662</text:p>
          </table:table-cell>
          <table:table-cell table:formula="of:=[.C51]/[.C52]" office:value-type="float" office:value="1.00636947531716" calcext:value-type="float">
            <text:p>1.0063694753</text:p>
          </table:table-cell>
          <table:table-cell table:number-columns-repeated="4"/>
          <table:table-cell office:value-type="float" office:value="524288" calcext:value-type="float">
            <text:p>524288</text:p>
          </table:table-cell>
          <table:table-cell/>
          <table:table-cell office:value-type="float" office:value="7.336078" calcext:value-type="float">
            <text:p>7.336078</text:p>
          </table:table-cell>
          <table:table-cell table:formula="of:=[.K51]/[.K52]" office:value-type="float" office:value="1.18591814318223" calcext:value-type="float">
            <text:p>1.1859181432</text:p>
          </table:table-cell>
          <table:table-cell table:number-columns-repeated="2"/>
        </table:table-row>
        <table:table-row table:style-name="ro1">
          <table:table-cell office:value-type="float" office:value="8192" calcext:value-type="float">
            <text:p>8192</text:p>
          </table:table-cell>
          <table:table-cell/>
          <table:table-cell office:value-type="float" office:value="1.461525" calcext:value-type="float">
            <text:p>1.461525</text:p>
          </table:table-cell>
          <table:table-cell table:formula="of:=[.C52]/[.C53]" office:value-type="float" office:value="0.987093617967534" calcext:value-type="float">
            <text:p>0.987093618</text:p>
          </table:table-cell>
          <table:table-cell table:number-columns-repeated="4"/>
          <table:table-cell office:value-type="float" office:value="262144" calcext:value-type="float">
            <text:p>262144</text:p>
          </table:table-cell>
          <table:table-cell/>
          <table:table-cell office:value-type="float" office:value="6.55026" calcext:value-type="float">
            <text:p>6.55026</text:p>
          </table:table-cell>
          <table:table-cell table:formula="of:=[.K52]/[.K53]" office:value-type="float" office:value="1.11996745167367" calcext:value-type="float">
            <text:p>1.1199674517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/>
          <table:table-cell office:value-type="float" office:value="1.504496" calcext:value-type="float">
            <text:p>1.504496</text:p>
          </table:table-cell>
          <table:table-cell table:formula="of:=[.C53]/[.C54]" office:value-type="float" office:value="0.971438275675043" calcext:value-type="float">
            <text:p>0.9714382757</text:p>
          </table:table-cell>
          <table:table-cell table:number-columns-repeated="4"/>
          <table:table-cell office:value-type="float" office:value="131072" calcext:value-type="float">
            <text:p>131072</text:p>
          </table:table-cell>
          <table:table-cell/>
          <table:table-cell office:value-type="float" office:value="6.812915" calcext:value-type="float">
            <text:p>6.812915</text:p>
          </table:table-cell>
          <table:table-cell table:formula="of:=[.K53]/[.K54]" office:value-type="float" office:value="0.961447486134789" calcext:value-type="float">
            <text:p>0.961447486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65536" calcext:value-type="float">
            <text:p>65536</text:p>
          </table:table-cell>
          <table:table-cell/>
          <table:table-cell office:value-type="float" office:value="1.853353" calcext:value-type="float">
            <text:p>1.853353</text:p>
          </table:table-cell>
          <table:table-cell table:formula="of:=[.K54]/[.K55]" office:value-type="float" office:value="3.67599426552848" calcext:value-type="float">
            <text:p>3.675994265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2768" calcext:value-type="float">
            <text:p>32768</text:p>
          </table:table-cell>
          <table:table-cell/>
          <table:table-cell office:value-type="float" office:value="1.839442" calcext:value-type="float">
            <text:p>1.839442</text:p>
          </table:table-cell>
          <table:table-cell table:formula="of:=[.K55]/[.K56]" office:value-type="float" office:value="1.00756261953353" calcext:value-type="float">
            <text:p>1.007562619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6384" calcext:value-type="float">
            <text:p>16384</text:p>
          </table:table-cell>
          <table:table-cell/>
          <table:table-cell office:value-type="float" office:value="1.856369" calcext:value-type="float">
            <text:p>1.856369</text:p>
          </table:table-cell>
          <table:table-cell table:formula="of:=[.K56]/[.K57]" office:value-type="float" office:value="0.990881661997157" calcext:value-type="float">
            <text:p>0.99088166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192" calcext:value-type="float">
            <text:p>8192</text:p>
          </table:table-cell>
          <table:table-cell/>
          <table:table-cell office:value-type="float" office:value="1.890144" calcext:value-type="float">
            <text:p>1.890144</text:p>
          </table:table-cell>
          <table:table-cell table:formula="of:=[.K57]/[.K58]" office:value-type="float" office:value="0.982130991077928" calcext:value-type="float">
            <text:p>0.982130991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096" calcext:value-type="float">
            <text:p>4096</text:p>
          </table:table-cell>
          <table:table-cell/>
          <table:table-cell office:value-type="float" office:value="1.95779" calcext:value-type="float">
            <text:p>1.95779</text:p>
          </table:table-cell>
          <table:table-cell table:formula="of:=[.K58]/[.K59]" office:value-type="float" office:value="0.965447775297657" calcext:value-type="float">
            <text:p>0.965447775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23:31:06.186372962</meta:creation-date>
    <dc:date>2014-11-14T00:45:58.656946191</dc:date>
    <meta:editing-duration>PT1H25S</meta:editing-duration>
    <meta:editing-cycles>6</meta:editing-cycles>
    <meta:generator>LibreOffice/4.2.7.2$Linux_x86 LibreOffice_project/420m0$Build-2</meta:generator>
    <meta:document-statistic meta:table-count="1" meta:cell-count="319" meta:object-count="0"/>
  </office:meta>
</office:document-meta>
</file>